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f558f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Cuál es la nomenclatura utilizada para los procesadores AMD de la serie de alto rendimiento para escritorio que cuenta con hasta 16 núcleos y 32 hilos?</text:p>
      <text:p text:style-name="P5">a) Ryzen 7.</text:p>
      <text:p text:style-name="P5">b) Ryzen 9.</text:p>
      <text:p text:style-name="P5">c) Ryzen Threadripper.</text:p>
      <text:p text:style-name="P5">d) Athlon.</text:p>
      <text:p text:style-name="P5"/>
      <text:p text:style-name="P5">¿Cuál es la principal ventaja de la arquitectura Zen de AMD en términos de rendimiento y eficiencia energética?</text:p>
      <text:p text:style-name="P5">a) Núcleos de GPU integrados.</text:p>
      <text:p text:style-name="P5">b) Mayor frecuencia de reloj.</text:p>
      <text:p text:style-name="P5">c) Mayor cantidad de núcleos por procesador.</text:p>
      <text:p text:style-name="P5">d) Mejora en la IPC (instrucciones por ciclo).</text:p>
      <text:p text:style-name="P5"/>
      <text:p text:style-name="P5">¿Cuál de las siguientes opciones describe mejor la nomenclatura de los procesadores AMD Ryzen con gráficos integrados?</text:p>
      <text:p text:style-name="P5">a) Ryzen X.</text:p>
      <text:p text:style-name="P5">b) Ryzen G.</text:p>
      <text:p text:style-name="P5">c) Ryzen Pro.</text:p>
      <text:p text:style-name="P5">d) Ryzen XT.</text:p>
      <text:p text:style-name="P5"/>
      <text:p text:style-name="P5">¿Qué serie de procesadores AMD está dirigida principalmente a usuarios que buscan un rendimiento equilibrado para tareas cotidianas y juegos?</text:p>
      <text:p text:style-name="P5">a) Ryzen Threadripper.</text:p>
      <text:p text:style-name="P5">b) Ryzen 9.</text:p>
      <text:p text:style-name="P5">c) Ryzen 5.</text:p>
      <text:p text:style-name="P5">d) Athlon.</text:p>
      <text:p text:style-name="P5"/>
      <text:p text:style-name="P5">¿Cuál es la nomenclatura utilizada para los procesadores AMD Ryzen de segunda generación?</text:p>
      <text:p text:style-name="P5">a) Ryzen 1000.</text:p>
      <text:p text:style-name="P5">b) Ryzen 2000.</text:p>
      <text:p text:style-name="P5">c) Ryzen 3000.</text:p>
      <text:p text:style-name="P5">d) Ryzen 4000.</text:p>
      <text:p text:style-name="P5"/>
      <text:p text:style-name="P5">¿Qué serie de procesadores AMD se enfoca en ofrecer un rendimiento eficiente y equilibrado para dispositivos móviles y computadoras portátiles?</text:p>
      <text:p text:style-name="P5">a) Ryzen 9.</text:p>
      <text:p text:style-name="P5">b) Ryzen 5.</text:p>
      <text:p text:style-name="P5">c) Ryzen 7.</text:p>
      <text:p text:style-name="P5">d) Ryzen U-Series.</text:p>
      <text:p text:style-name="P5"/>
      <text:p text:style-name="P5">¿Cuál de las siguientes características se asocia comúnmente con los procesadores AMD Ryzen con la letra "X" al final de su nombre?</text:p>
      <text:p text:style-name="P5"><text:soft-page-break/>a) Núcleos de GPU integrados.</text:p>
      <text:p text:style-name="P5">b) Mayor frecuencia de reloj y capacidad de overclocking.</text:p>
      <text:p text:style-name="P5">c) Tecnología de bajo consumo de energía.</text:p>
      <text:p text:style-name="P5">d) Núcleos de GPU dedicados.</text:p>
      <text:p text:style-name="P5"/>
      <text:p text:style-name="P5">¿Cuál es la nomenclatura utilizada para los procesadores AMD Ryzen de cuarta generación?</text:p>
      <text:p text:style-name="P5">a) Ryzen 1000.</text:p>
      <text:p text:style-name="P5">b) Ryzen 2000.</text:p>
      <text:p text:style-name="P5">c) Ryzen 3000.</text:p>
      <text:p text:style-name="P5">d) Ryzen 4000.</text:p>
      <text:p text:style-name="P5"/>
      <text:p text:style-name="P5">¿Cuál de las siguientes características se asocia comúnmente con los procesadores AMD Ryzen de la serie "U"?</text:p>
      <text:p text:style-name="P5">a) Mayor cantidad de núcleos.</text:p>
      <text:p text:style-name="P5">b) Diseñados para sistemas de escritorio.</text:p>
      <text:p text:style-name="P5">c) Mayor frecuencia de reloj.</text:p>
      <text:p text:style-name="P5">d) Orientados a dispositivos móviles y portátiles.</text:p>
      <text:p text:style-name="P5"/>
      <text:p text:style-name="P5">¿Cuál es la serie de procesadores AMD destinada principalmente a usuarios que buscan un rendimiento básico para tareas cotidianas y multimedia?</text:p>
      <text:p text:style-name="P5">a) Ryzen Threadripper.</text:p>
      <text:p text:style-name="P5">b) Ryzen 9.</text:p>
      <text:p text:style-name="P5">c) Ryzen 3.</text:p>
      <text:p text:style-name="P5">d) Athlon.</text:p>
      <text:p text:style-name="P5"/>
      <text:p text:style-name="P5">¿Cuál es la nomenclatura utilizada para los procesadores AMD Ryzen de quinta generación?</text:p>
      <text:p text:style-name="P5">a) Ryzen 1000.</text:p>
      <text:p text:style-name="P5">b) Ryzen 2000.</text:p>
      <text:p text:style-name="P5">c) Ryzen 3000.</text:p>
      <text:p text:style-name="P5">d) Ryzen 5000.</text:p>
      <text:p text:style-name="P5"/>
      <text:p text:style-name="P5">¿Qué serie de procesadores AMD se enfoca en ofrecer un rendimiento eficiente y equilibrado para dispositivos móviles y computadoras portátiles?</text:p>
      <text:p text:style-name="P5">a) Ryzen 9.</text:p>
      <text:p text:style-name="P5">b) Ryzen 5.</text:p>
      <text:p text:style-name="P5">c) Ryzen 7.</text:p>
      <text:p text:style-name="P5">d) Ryzen U-Series.</text:p>
      <text:p text:style-name="P5"/>
      <text:p text:style-name="P5">¿Cuál es la principal ventaja de la arquitectura Zen de AMD en términos de rendimiento y eficiencia energética?</text:p>
      <text:p text:style-name="P5">a) Núcleos de GPU integrados.</text:p>
      <text:p text:style-name="P5">b) Mayor frecuencia de reloj.</text:p>
      <text:p text:style-name="P5">c) Mayor cantidad de núcleos por procesador.</text:p>
      <text:p text:style-name="P5">d) Mejora en la IPC (instrucciones por ciclo).</text:p>
      <text:p text:style-name="P5"/>
      <text:p text:style-name="P5">¿Cuál es la serie de procesadores AMD destinada principalmente a usuarios que buscan un rendimiento básico para tareas cotidianas y multimedia?</text:p>
      <text:p text:style-name="P5"><text:soft-page-break/>a) Ryzen Threadripper.</text:p>
      <text:p text:style-name="P5">b) Ryzen 9.</text:p>
      <text:p text:style-name="P5">c) Ryzen 3.</text:p>
      <text:p text:style-name="P5">d) Athlon.</text:p>
      <text:p text:style-name="P5"/>
      <text:p text:style-name="P5">¿Cuál es la nomenclatura utilizada para los procesadores AMD Ryzen de cuarta generación?</text:p>
      <text:p text:style-name="P5">a) Ryzen 1000.</text:p>
      <text:p text:style-name="P5">b) Ryzen 2000.</text:p>
      <text:p text:style-name="P5">c) Ryzen 3000.</text:p>
      <text:p text:style-name="P5">d) Ryzen 4000.</text:p>
      <text:p text:style-name="P5"/>
      <text:p text:style-name="P5">¿Qué serie de procesadores AMD está dirigida principalmente a usuarios que buscan un rendimiento equilibrado para tareas cotidianas y juegos?</text:p>
      <text:p text:style-name="P5">a) Ryzen Threadripper.</text:p>
      <text:p text:style-name="P5">b) Ryzen 9.</text:p>
      <text:p text:style-name="P5">c) Ryzen 5.</text:p>
      <text:p text:style-name="P5">d) Athlon.</text:p>
      <text:p text:style-name="P5"/>
      <text:p text:style-name="P5">¿Cuál es la nomenclatura utilizada para los procesadores AMD Ryzen de tercera generación?</text:p>
      <text:p text:style-name="P5">a) Ryzen 1000.</text:p>
      <text:p text:style-name="P5">b) Ryzen 2000.</text:p>
      <text:p text:style-name="P5">c) Ryzen 3000.</text:p>
      <text:p text:style-name="P5">d) Ryzen 4000.</text:p>
      <text:p text:style-name="P5"/>
      <text:p text:style-name="P5">¿Cuál de las siguientes características se asocia comúnmente con los procesadores AMD Ryzen de la serie "U"?</text:p>
      <text:p text:style-name="P5">a) Mayor cantidad de núcleos.</text:p>
      <text:p text:style-name="P5">b) Diseñados para sistemas de escritorio.</text:p>
      <text:p text:style-name="P5">c) Mayor frecuencia de reloj.</text:p>
      <text:p text:style-name="P5">d) Orientados a dispositivos móviles y portátiles.</text:p>
      <text:p text:style-name="P5"/>
      <text:p text:style-name="P5">¿Cuál es la nomenclatura utilizada para los procesadores AMD Ryzen de quinta generación?</text:p>
      <text:p text:style-name="P5">a) Ryzen 1000.</text:p>
      <text:p text:style-name="P5">b) Ryzen 2000.</text:p>
      <text:p text:style-name="P5">c) Ryzen 3000.</text:p>
      <text:p text:style-name="P5">d) Ryzen 5000.</text:p>
      <text:p text:style-name="P5"/>
      <text:p text:style-name="P5">¿Cuál de las siguientes familias de procesadores AMD está diseñada para ofrecer un alto rendimiento en tareas de escritorio y multimedia, con núcleos de CPU y GPU integrados?</text:p>
      <text:p text:style-name="P5">a) Ryzen Threadripper.</text:p>
      <text:p text:style-name="P5">b) Ryzen 9.</text:p>
      <text:p text:style-name="P5">c) Ryzen 5.</text:p>
      <text:p text:style-name="P5">d) Ryzen G.</text:p>
      <text:p text:style-name="P5"/>
      <text:p text:style-name="P5">¿Cuál de las siguientes opciones describe mejor la nomenclatura de los procesadores AMD Ryzen con gráficos integrados?</text:p>
      <text:p text:style-name="P5">a) Ryzen X.</text:p>
      <text:p text:style-name="P5"><text:soft-page-break/>b) Ryzen G.</text:p>
      <text:p text:style-name="P5">c) Ryzen Pro.</text:p>
      <text:p text:style-name="P5">d) Ryzen XT.</text:p>
      <text:p text:style-name="P5"/>
      <text:p text:style-name="P5">¿Cuál es la nomenclatura utilizada para los procesadores AMD Ryzen de segunda generación?</text:p>
      <text:p text:style-name="P5">a) Ryzen 1000.</text:p>
      <text:p text:style-name="P5">b) Ryzen 2000.</text:p>
      <text:p text:style-name="P5">c) Ryzen 3000.</text:p>
      <text:p text:style-name="P5">d) Ryzen 4000.</text:p>
      <text:p text:style-name="P5"/>
      <text:p text:style-name="P5">¿Cuál es el nombre de la arquitectura de procesadores AMD que sucedió a la arquitectura Bulldozer?</text:p>
      <text:p text:style-name="P5">a) Ryzen.</text:p>
      <text:p text:style-name="P5">b) Piledriver.</text:p>
      <text:p text:style-name="P5">c) Zen.</text:p>
      <text:p text:style-name="P5">d) Excavator.</text:p>
      <text:p text:style-name="P5"/>
      <text:p text:style-name="P5">¿Cuál de las siguientes opciones describe mejor la nomenclatura de los procesadores AMD Ryzen con gráficos integrados?</text:p>
      <text:p text:style-name="P5">a) Ryzen X.</text:p>
      <text:p text:style-name="P5">b) Ryzen G.</text:p>
      <text:p text:style-name="P5">c) Ryzen Pro.</text:p>
      <text:p text:style-name="P5">d) Ryzen X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1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36:34.644720822</dc:date>
    <meta:editing-duration>PT7H34M1S</meta:editing-duration>
    <meta:editing-cycles>24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25" meta:word-count="817" meta:character-count="4874" meta:non-whitespace-character-count="4180"/>
  </office:meta>
</office:document-meta>
</file>